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" svg:font-family="" style:font-family-generic="roma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-asian="Times New Roman1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style:font-name-asian="Times New Roman1"/>
    </style:style>
    <style:style style:name="T2" style:family="text">
      <style:text-properties officeooo:rsid="0006490d" style:font-name-asian="Times New Roman1"/>
    </style:style>
    <style:style style:name="T3" style:family="text">
      <style:text-properties officeooo:rsid="00068d7b" style:font-name-asian="Times New Roman1"/>
    </style:style>
    <style:style style:name="T4" style:family="text">
      <style:text-properties fo:font-size="14pt" style:font-name-asian="Times New Roman1" style:font-size-asian="14pt" style:font-size-complex="14pt"/>
    </style:style>
    <style:style style:name="T5" style:family="text">
      <style:text-properties fo:font-size="14pt" officeooo:rsid="0006490d" style:font-name-asian="Times New Roman1" style:font-size-asian="14pt" style:font-size-complex="14pt"/>
    </style:style>
    <style:style style:name="T6" style:family="text">
      <style:text-properties style:font-name="Arial" style:font-name-asian="Times New Roman1" style:font-name-complex="Arial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Comme vous sans doute, j’aime apprendre. Apprendre  aux autres – apprendre des autres. C’est un plaisir sans cesse renouvelé, c’est le sens de ma vie. D’où cette envie d’enseigner et de me tourner vers la formation.</text:span></text:p>
      <text:p text:style-name="P1"/>
      <text:p text:style-name="Standard"><text:span text:style-name="T3">Mo</text:span><text:span text:style-name="T1">n expérience d’animation de groupe m’a condui</text:span><text:span text:style-name="T2">te</text:span><text:span text:style-name="T1"> tout naturellement vers l’accompagnement individuel.</text:span></text:p>
      <text:p text:style-name="P1"/>
      <text:p text:style-name="Standard"><text:span text:style-name="T1">Ma spécialité  ?  ce sont les jeunes :<text:line-break/></text:span><text:span text:style-name="T6">-      </text:span><text:span text:style-name="T1">Jeune embauché : prise de poste<text:line-break/></text:span><text:span text:style-name="T6">-      </text:span><text:span text:style-name="T1">Jeune maman (même à 40 ans), jeune papa<text:line-break/></text:span><text:span text:style-name="T6">-      </text:span><text:span text:style-name="T1">Jeune sénior : préparation à la retraite, sens de la vie<text:line-break/></text:span><text:span text:style-name="T6">-      </text:span><text:span text:style-name="T1">Jeune entrepreneur : construire un projet professionnel<text:line-break/></text:span><text:span text:style-name="T6">-      </text:span><text:span text:style-name="T1">Nouvelle identité : promotion, divorce, veuvage, …<text:line-break/>Cette « conscience d’être soi » génère implicitement un mieux-être avec l’autre, ce qui améliore le relationnel, et atténue les conflits.<text:line-break/> <text:line-break/>Mes clients disent qu’ils apprécient ma bonne humeur et mon coté pragmatique.<text:line-break/><text:line-break/>Quelques renseignements <text:line-break/>Je suis coach certifiée (école DOJO, Paris), titulaire de l’EMCC (Association européenne de Coaching).<text:line-break/>Je suis praticienne en Analyse Transactionnelle, formée à l’EAT(Ecole d’ Analyse Transactionnelle).<text:line-break/>La Process Com (PCM) est l’outil d’analyse de personnalité et de communication que j’ai choisi</text:span></text:p>
      <text:p text:style-name="Standard"><text:span text:style-name="T1">Et je suis une fervente utilisatrice de la Communication NonViolente (CNV) ®<text:line-break/> <text:line-break/>Je suis passionnée par la plongée sous marine et les longues courses à pieds, pour l’équilibre du corps, de la pensée, et des sensations.<text:line-break/>Et vous  : quel est votre hobby ,  votre bulle d’oxygène  ? <text:line-break/><text:line-break/>à très vite.<text:line-break/><text:line-break/>Annie</text:span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F" svg:font-family="" style:font-family-generic="roma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rebuchet MS" fo:font-size="13.5pt" fo:language="fr" fo:country="FR" style:letter-kerning="true" style:font-name-asian="Droid Sans Fallback" style:font-size-asian="13.5pt" style:language-asian="zh" style:country-asian="TW" style:font-name-complex="Times New Roman1" style:font-size-complex="13.5pt" style:language-complex="he" style:country-complex="IL"/>
    </style:default-style>
    <style:default-style style:family="paragraph">
      <style:paragraph-properties fo:margin-top="0.494cm" fo:margin-bottom="0cm" style:contextual-spacing="false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rebuchet MS" fo:font-size="13.5pt" fo:language="fr" fo:country="FR" style:letter-kerning="true" style:font-name-asian="Droid Sans Fallback" style:font-size-asian="13.5pt" style:language-asian="zh" style:country-asian="TW" style:font-name-complex="Times New Roman1" style:font-size-complex="13.5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494cm" fo:margin-bottom="0cm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Calibri" style:font-family-asian="Calibri" style:font-family-generic-asian="system" style:font-pitch-asian="variable" style:font-size-asian="12pt" style:language-asian="fr" style:country-asian="FR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_20_Spacing" style:display-name="No Spacing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/>
    </style:style>
    <style:style style:name="annie" style:family="paragraph" style:default-outline-level="">
      <style:paragraph-properties fo:margin-top="0.494cm" fo:margin-bottom="0cm" style:contextual-spacing="false" fo:text-align="start" style:justify-single-word="false" fo:orphans="2" fo:widows="2" style:writing-mode="lr-tb"/>
      <style:text-properties style:font-name="F" style:font-family-generic="roman" style:font-pitch="variable" fo:font-size="10pt" style:font-size-asian="10pt" style:font-name-complex="Arial1" style:font-family-complex="Arial" style:font-family-generic-complex="system" style:font-pitch-complex="variable" style:font-size-complex="10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nie</meta:initial-creator>
    <meta:editing-cycles>2</meta:editing-cycles>
    <meta:creation-date>2016-04-14T07:24:00</meta:creation-date>
    <dc:date>2016-04-15T11:49:23.765322450</dc:date>
    <meta:editing-duration>P0D</meta:editing-duration>
    <meta:generator>LibreOffice/4.2.8.2$Linux_X86_64 LibreOffice_project/420m0$Build-2</meta:generator>
    <meta:document-statistic meta:table-count="0" meta:image-count="0" meta:object-count="0" meta:page-count="1" meta:paragraph-count="4" meta:word-count="227" meta:character-count="1466" meta:non-whitespace-character-count="120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